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 style:master-page-name="Standard">
      <style:paragraph-properties style:page-number="auto" fo:padding-left="0cm" fo:padding-right="0cm" fo:padding-top="0cm" fo:padding-bottom="0.035cm" fo:border-left="none" fo:border-right="none" fo:border-top="none" fo:border-bottom="0.51pt solid #00000a"/>
    </style:style>
    <style:style style:name="T1" style:family="text">
      <style:text-properties fo:font-weight="bold" style:font-weight-asian="bol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Inland</text:span></text:p>
      <text:p text:style-name="Standard"/>
      <text:p text:style-name="Standard">„Was sind NSA-Selektoren?“</text:p>
      <text:p text:style-name="Standard"/>
      <text:p text:style-name="Standard">Suchbegriffe für Spionageziele</text:p>
      <text:p text:style-name="Standard">Auswahlkriterien für Agentenausbildung</text:p>
      <text:p text:style-name="Standard">Sortiersysteme für Supermarktregale</text:p>
      <text:p text:style-name="Standard">Opfer rechtsextremer Gewalt</text:p>
      <text:p text:style-name="Standard"/>
      <text:p text:style-name="Standard">„Was ist Fracking?“</text:p>
      <text:p text:style-name="Standard"/>
      <text:p text:style-name="Standard">Bohrmethode zur Förderung von Erdgas</text:p>
      <text:p text:style-name="Standard">Stilberatung für modebewusste Männer</text:p>
      <text:p text:style-name="Standard">Federkleid der Humboldt-Pinguine</text:p>
      <text:p text:style-name="Standard">Begrüßungsritual im 19. Jahrhundert</text:p>
      <text:p text:style-name="Standard"/>
      <text:p text:style-name="Standard">„Fracking ist in Deutschland...“</text:p>
      <text:p text:style-name="Standard"/>
      <text:p text:style-name="Standard">Erlaubt</text:p>
      <text:p text:style-name="Standard">Verboten</text:p>
      <text:p text:style-name="Standard">Geduldet</text:p>
      <text:p text:style-name="Standard">Noch nicht erprobt</text:p>
      <text:p text:style-name="Standard"/>
      <text:p text:style-name="Standard">„Was ist der gelbe Engel?“</text:p>
      <text:p text:style-name="Standard"/>
      <text:p text:style-name="Standard">Automobilpreis des ADAC</text:p>
      <text:p text:style-name="Standard">Spitzname von Marlene Dietrich</text:p>
      <text:p text:style-name="Standard">Gemälde von Raffael</text:p>
      <text:p text:style-name="Standard">Statue im Petersdom</text:p>
      <text:p text:style-name="Standard"/>
      <text:p text:style-name="Standard">„Wie heißt der Automobilpreis des ADAC?“</text:p>
      <text:p text:style-name="Standard"/>
      <text:p text:style-name="Standard">Gelber Engel</text:p>
      <text:p text:style-name="Standard">Schwarzer Peter</text:p>
      <text:p text:style-name="Standard">Goldene Radkappe</text:p>
      <text:p text:style-name="Standard">Silberner Wagenheber</text:p>
      <text:p text:style-name="Standard"/>
      <text:p text:style-name="Standard">„Wie viele Mitglieder hat der ADAC?“</text:p>
      <text:p text:style-name="Standard"/>
      <text:p text:style-name="Standard">18,9 Millionen</text:p>
      <text:p text:style-name="Standard">500.000</text:p>
      <text:p text:style-name="Standard">3,5 Millionen</text:p>
      <text:p text:style-name="Standard">38,6 Millionen</text:p>
      <text:p text:style-name="Standard"/>
      <text:p text:style-name="Standard">„Der ADAC hat so viele Mitglieder wie...“</text:p>
      <text:p text:style-name="Standard"/>
      <text:p text:style-name="Standard">Nordrhein-Westfalen / Einwohner</text:p>
      <text:p text:style-name="Standard">Der Monat / Stunden</text:p>
      <text:p text:style-name="Standard">Der Erdumfang / Kilometer</text:p>
      <text:p text:style-name="Standard">Boris Becker / Jahreseinkommen</text:p>
      <text:p text:style-name="Standard"><text:soft-page-break/>„Was ist Palliativmedizin?“</text:p>
      <text:p text:style-name="Standard"/>
      <text:p text:style-name="Standard">Schmerzmittel bei Sterbenden</text:p>
      <text:p text:style-name="Standard">Aktive Sterbehilfe</text:p>
      <text:p text:style-name="Standard">Passive Sterbehilfe</text:p>
      <text:p text:style-name="Standard">Heilkunde aus der Steinzeit</text:p>
      <text:p text:style-name="Standard"/>
      <text:p text:style-name="Standard">„Sterbehilfe ist in Deutschland...“</text:p>
      <text:p text:style-name="Standard"/>
      <text:p text:style-name="Standard">Immer erlaubt</text:p>
      <text:p text:style-name="Standard">Nur erlaubt, wenn sie passiv ist</text:p>
      <text:p text:style-name="Standard">Verboten</text:p>
      <text:p text:style-name="Standard">Toleriert</text:p>
      <text:p text:style-name="Standard"/>
      <text:p text:style-name="Standard">„Ein neuer Gesetzentwurf will die so genannte Suizid-Beihilfe erlauben: Welche Bedingung ein sterbender Patient dabei nicht erfüllen?“</text:p>
      <text:p text:style-name="Standard"/>
      <text:p text:style-name="Standard">Private Krankenversicherung</text:p>
      <text:p text:style-name="Standard">Unheilbare Krankheit</text:p>
      <text:p text:style-name="Standard">Volljährigkeit</text:p>
      <text:p text:style-name="Standard">Einwilligungsfähigkeit</text:p>
      <text:p text:style-name="Standard"/>
      <text:p text:style-name="Standard">„Wann soll die Pkw-Maut in Kraft treten?“</text:p>
      <text:p text:style-name="Standard"/>
      <text:p text:style-name="Standard">1. Januar 2016</text:p>
      <text:p text:style-name="Standard">1. Juli 2015</text:p>
      <text:p text:style-name="Standard">Zu Weihnachten</text:p>
      <text:p text:style-name="Standard">Nie</text:p>
      <text:p text:style-name="Standard"/>
      <text:p text:style-name="Standard">„Die EU hat diese Woche ein Vertragsverletzungsverfahren gegen Deutschland eingeleitet. Worum geht es?“</text:p>
      <text:p text:style-name="Standard"/>
      <text:p text:style-name="Standard">Pkw-Maut</text:p>
      <text:p text:style-name="Standard">Staatsverschuldung</text:p>
      <text:p text:style-name="Standard">Milch-Quote</text:p>
      <text:p text:style-name="Standard">Griechenland-Krise</text:p>
      <text:p text:style-name="Standard"/>
      <text:p text:style-name="Standard">„Was ist der Grexit?“</text:p>
      <text:p text:style-name="Standard"/>
      <text:p text:style-name="Standard">Austritt Griechenlands aus dem Euro</text:p>
      <text:p text:style-name="Standard">Austritt Griechenlands aus der EU</text:p>
      <text:p text:style-name="Standard">Austritt Griechenlands aus dem Schengen-Raum</text:p>
      <text:p text:style-name="Standard">Austritt Griechenlands aus der NATO</text:p>
      <text:p text:style-name="Standard"/>
      <text:p text:style-name="Standard">„Eine Bund-Länder-Gruppe möchte Gerichtsreportern mehr erlauben, nämlich...“</text:p>
      <text:p text:style-name="Standard"/>
      <text:p text:style-name="Standard">Tonaufnahmen</text:p>
      <text:p text:style-name="Standard">Live-Mitschnitte</text:p>
      <text:p text:style-name="Standard">Interviews im Saal</text:p>
      <text:p text:style-name="Standard">Mitbringen von Speisen und Getränke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Calibri" svg:font-family="Calibri" style:font-family-generic="roman" style:font-pitch="variable"/>
    <style:font-face style:name="Cambria" svg:font-family="Cambria" style:font-family-generic="roman" style:font-pitch="variable"/>
    <style:font-face style:name="Arial" svg:font-family="Arial" style:font-family-generic="swiss" style:font-pitch="variable"/>
    <style:font-face style:name="F" svg:font-family="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de" style:country-asian="DE" style:font-size-complex="12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Cambria" fo:font-size="12pt" fo:language="de" fo:country="DE" style:letter-kerning="true" style:font-name-asian="SimSun" style:font-size-asian="12pt" style:language-asian="de" style:country-asian="DE" style:font-name-complex="F" style:font-size-complex="12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orphans="2" fo:widows="2" style:writing-mode="lr-tb"/>
      <style:text-properties style:use-window-font-color="tru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itle" style:family="paragraph" style:parent-style-name="Standard" style:next-style-name="Subtitle" style:default-outline-level="" style:class="chapter">
      <style:paragraph-properties fo:margin-top="0cm" fo:margin-bottom="0.529cm" style:contextual-spacing="true" fo:text-align="center" style:justify-single-word="false" fo:padding-left="0cm" fo:padding-right="0cm" fo:padding-top="0cm" fo:padding-bottom="0.141cm" fo:border-left="none" fo:border-right="none" fo:border-top="none" fo:border-bottom="0.99pt solid #4f81bd"/>
      <style:text-properties fo:color="#17365d" style:font-name="Calibri" fo:font-size="26pt" fo:letter-spacing="0.009cm" fo:font-weight="bold" style:letter-kerning="true" style:font-size-asian="26pt" style:font-weight-asian="bold" style:font-name-complex="F" style:font-size-complex="26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style:contextual-spacing="true" fo:text-indent="0cm" style:auto-text-indent="false"/>
    </style:style>
    <style:style style:name="Default_20_Paragraph_20_Font" style:display-name="Default Paragraph Font" style:family="text"/>
    <style:style style:name="Titel_20_Zeichen" style:display-name="Titel Zeichen" style:family="text" style:parent-style-name="Default_20_Paragraph_20_Font">
      <style:text-properties fo:color="#17365d" style:font-name="Calibri" fo:font-size="26pt" fo:letter-spacing="0.009cm" style:letter-kerning="true" style:font-size-asian="26pt" style:font-name-complex="F" style:font-size-complex="26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.499cm" fo:margin-bottom="2cm" fo:margin-left="2.499cm" fo:margin-right="2.499cm" style:writing-mode="lr-tb" style:layout-grid-color="#c0c0c0" style:layout-grid-lines="39" style:layout-grid-base-height="0.423cm" style:layout-grid-ruby-height="0.212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Torben Börgers</meta:initial-creator>
    <dc:creator>Torben Börgers</dc:creator>
    <meta:editing-cycles>89</meta:editing-cycles>
    <meta:creation-date>2015-06-17T15:02:00</meta:creation-date>
    <dc:date>2015-06-17T21:01:00</dc:date>
    <meta:editing-duration>P0D</meta:editing-duration>
    <meta:generator>LibreOffice/3.6$Windows_x86 LibreOffice_project/e183d5b-f8ccaf6-3804794-95b4be8-895629</meta:generator>
    <meta:document-statistic meta:table-count="0" meta:image-count="0" meta:object-count="0" meta:page-count="2" meta:paragraph-count="71" meta:word-count="237" meta:character-count="1844" meta:non-whitespace-character-count="1678"/>
    <meta:user-defined meta:name="AppVersion">14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